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4.259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1.5146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PassengerI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1" calcext:value-type="float">
            <text:p>330911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272" calcext:value-type="float">
            <text:p>36327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76" calcext:value-type="float">
            <text:p>240276</text:p>
          </table:table-cell>
          <table:table-cell office:value-type="float" office:value="9.6875" calcext:value-type="float">
            <text:p>9.6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154" calcext:value-type="float">
            <text:p>31515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72" calcext:value-type="float">
            <text:p>330972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0" calcext:value-type="float">
            <text:p>34922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s. John Pillsbury (Nelle Stevenson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s. Herbert Fuller (Carrie Constance Toogood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734" calcext:value-type="float">
            <text:p>233734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 Khalil, Mrs. Mariana (Miriam"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float" office:value="3.1708" calcext:value-type="float">
            <text:p>3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genheim, Mrs. Alfred (Antoinette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8</text:p>
          </table:table-cell>
          <table:table-cell office:value-type="float" office:value="31.6833" calcext:value-type="float">
            <text:p>31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s. Arthur Larned (Emily Maria Borie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iss. Helene Ragnhil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y, Mr. John Bertr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s. Andrew G (Elizabeth Lily" Watso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, Mr. Philipp Edmu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velas, Mr. Vassilios (Catavelas Vassilios")"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2712" calcext:value-type="float">
            <text:p>3427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7" calcext:value-type="float">
            <text:p>31508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8" calcext:value-type="float">
            <text:p>34576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lin, Mr. Thomas Par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78" calcext:value-type="float">
            <text:p>11377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49" calcext:value-type="float">
            <text:p>2372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ball, Mrs. Edwin Nelson Jr (Gertrude Parson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e, Mr. Paul Romain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4" calcext:value-type="float">
            <text:p>37037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nell, Mrs. William Robert (Emma Eliza War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rs. William (Winnie Minnie" Treanor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Lucien Philip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float" office:value="15.0333" calcext:value-type="float">
            <text:p>15.0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iss. Ellen Nellie"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iss. Ethel Flor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float" office:value="15.5792" calcext:value-type="float">
            <text:p>15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0" calcext:value-type="float">
            <text:p>34923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r. Olaus Jorge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2" calcext:value-type="float">
            <text:p>348122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udanson, Miss. Victori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2" calcext:value-type="float">
            <text:p>34923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16" calcext:value-type="float">
            <text:p>23721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90" calcext:value-type="float">
            <text:p>34709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914" calcext:value-type="float">
            <text:p>334914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aster. John Bori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63" calcext:value-type="float">
            <text:p>330963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cker, Mr. Gilbert Milligan J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float" office:value="28.5375" calcext:value-type="float">
            <text:p>28.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s. Mark (Mary McDougal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3" calcext:value-type="float">
            <text:p>38265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1" calcext:value-type="float">
            <text:p>34921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7" calcext:value-type="float">
            <text:p>310129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es y Rodriguez, Mr. Servando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iger, Miss. Amal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ing, Mr. Edwin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6" calcext:value-type="float">
            <text:p>3593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ell, Mrs. Robert Clifford (Malvina Helen Lamson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4" calcext:value-type="float">
            <text:p>2487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02" calcext:value-type="float">
            <text:p>3687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. Isido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8" calcext:value-type="float">
            <text:p>34923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261" calcext:value-type="float">
            <text:p>240261</text:p>
          </table:table-cell>
          <table:table-cell office:value-type="float" office:value="10.7083" calcext:value-type="float">
            <text:p>10.70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844" calcext:value-type="float">
            <text:p>33084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6" calcext:value-type="float">
            <text:p>36485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498" calcext:value-type="float">
            <text:p>34549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s. Thornton (Orian Hays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6563" calcext:value-type="float">
            <text:p>37656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3" calcext:value-type="float">
            <text:p>35003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s. Tyrell William (Julia Florence Siegel)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1" calcext:value-type="float">
            <text:p>347471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s. Charles Emil Henry (Annie May Morris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5" calcext:value-type="float">
            <text:p>3652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0" calcext:value-type="float">
            <text:p>34707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s. Alexander (Thamine Thelma")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0" calcext:value-type="float">
            <text:p>330920</text:p>
          </table:table-cell>
          <table:table-cell office:value-type="float" office:value="7.8208" calcext:value-type="float">
            <text:p>7.8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62" calcext:value-type="float">
            <text:p>38316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r, Mr. Aaron (Abi Weller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ne, Mr. George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4" calcext:value-type="float">
            <text:p>2487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34" calcext:value-type="float">
            <text:p>237734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68" calcext:value-type="float">
            <text:p>330968</text:p>
          </table:table-cell>
          <table:table-cell office:value-type="float" office:value="7.7792" calcext:value-type="float">
            <text:p>7.7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s, Miss. Edith Cors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float" office:value="31.6792" calcext:value-type="float">
            <text:p>31.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944" calcext:value-type="float">
            <text:p>329944</text:p>
          </table:table-cell>
          <table:table-cell office:value-type="float" office:value="7.2833" calcext:value-type="float">
            <text:p>7.28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s. Isidor (Rosalie Ida Blun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Beatrice Irene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tie, Mr. Thom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7" calcext:value-type="float">
            <text:p>36722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bert, Mrs. Paul (Emma Mock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95" calcext:value-type="float">
            <text:p>39209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83" calcext:value-type="float">
            <text:p>36878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5" calcext:value-type="float">
            <text:p>35004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5" calcext:value-type="float">
            <text:p>2115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441" calcext:value-type="float">
            <text:p>34244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cie, Col. Archibald IV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0" calcext:value-type="float">
            <text:p>113780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1" calcext:value-type="float">
            <text:p>262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6" calcext:value-type="float">
            <text:p>34922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9" calcext:value-type="float">
            <text:p>35040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59" calcext:value-type="float">
            <text:p>2486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. Arthur Larne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eberg-Lind, Mr. Erik Gustaf (Mr Edward Lingrey")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5" calcext:value-type="float">
            <text:p>1747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iard, Mr. Herbert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shaw, Mrs. Boulton (Olive Potter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5" calcext:value-type="float">
            <text:p>34925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y, Mr. Thomas</text:p>
          </table:table-cell>
          <table:table-cell office:value-type="string" calcext:value-type="string">
            <text:p>male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1" calcext:value-type="float">
            <text:p>3701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, Miss. E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9" calcext:value-type="float">
            <text:p>34746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ebank, Mr. John Jam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432" calcext:value-type="float">
            <text:p>3354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4" calcext:value-type="float">
            <text:p>220844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271" calcext:value-type="float">
            <text:p>34327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93" calcext:value-type="float">
            <text:p>23739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is, Mr. Emi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1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Edward Wat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ebeer, Mrs. Henry Arthur Jr (Eleanor Genevieve Fosdick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70" calcext:value-type="float">
            <text:p>17770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stro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8" calcext:value-type="float">
            <text:p>7548</text:p>
          </table:table-cell>
          <table:table-cell office:value-type="float" office:value="8.9625" calcext:value-type="float">
            <text:p>8.9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. Charles Emil Hen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rs. Allen Oliver (Nellie E Baumgardne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s. Alexander Taylor (Mary Eliza Ingersoll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478" calcext:value-type="float">
            <text:p>2334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. Alexander Taylor J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s. Daniel Warner (Mary Graham Carmichael Farquarso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Frederick Charles (Mary Helene Baxter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59" calcext:value-type="float">
            <text:p>23905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1" calcext:value-type="float">
            <text:p>282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163" calcext:value-type="float">
            <text:p>11116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09" calcext:value-type="float">
            <text:p>235509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5" calcext:value-type="float">
            <text:p>34746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aster. Robert Dougla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6" calcext:value-type="float">
            <text:p>34706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5" calcext:value-type="float">
            <text:p>65305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or, Col. John Jaco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float" office:value="25.7417" calcext:value-type="float">
            <text:p>2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34" calcext:value-type="float">
            <text:p>2803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baum, Miss. Edith Louis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0" calcext:value-type="float">
            <text:p>34925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da Augusta Margaret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91" calcext:value-type="float">
            <text:p>3470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, Mr. Christoph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38" calcext:value-type="float">
            <text:p>113038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24" calcext:value-type="float">
            <text:p>33092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s. George Dunton (Eleanor Elkin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02" calcext:value-type="float">
            <text:p>3230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684" calcext:value-type="float">
            <text:p>34268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k, Mrs. (Selena Rogers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3" calcext:value-type="float">
            <text:p>35005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float" office:value="27.4458" calcext:value-type="float">
            <text:p>27.4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rs. George (Omine Amenia" Alexander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4" calcext:value-type="float">
            <text:p>35005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68" calcext:value-type="float">
            <text:p>37036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963" calcext:value-type="float">
            <text:p>2429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5" calcext:value-type="float">
            <text:p>11379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6" calcext:value-type="float">
            <text:p>3101266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1" calcext:value-type="float">
            <text:p>33097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mings, Mr. John Brad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6" calcext:value-type="float">
            <text:p>35041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ren, Mr. Frank Man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0" calcext:value-type="float">
            <text:p>2506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Walter Donald (Mahala Dutt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77" calcext:value-type="float">
            <text:p>11237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r. Frederic Oakle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aster. William Arthur Willie"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yon, Mr. Frederick 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s. Betros (Zahie Maria" Elia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. Walter Mill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6" calcext:value-type="float">
            <text:p>7266</text:p>
          </table:table-cell>
          <table:table-cell office:value-type="float" office:value="9.325" calcext:value-type="float">
            <text:p>9.3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5" calcext:value-type="float">
            <text:p>34577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611" calcext:value-type="float">
            <text:p>3636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501" calcext:value-type="float">
            <text:p>34550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0" calcext:value-type="float">
            <text:p>35041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rs. Arthur Henry (Addie" Dart Trevaskis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float" office:value="12.7375" calcext:value-type="float">
            <text:p>12.7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5" calcext:value-type="float">
            <text:p>34923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5" calcext:value-type="float">
            <text:p>31509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ffry, Mr. Thomas Franci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573" calcext:value-type="float">
            <text:p>3685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s. Walter Miller (Virginia McDowell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6" calcext:value-type="float">
            <text:p>267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5" calcext:value-type="float">
            <text:p>31508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9" calcext:value-type="float">
            <text:p>36485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. John Pillsbu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dirosian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iss. Margaret Marcella Maggie"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0" calcext:value-type="float">
            <text:p>382650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Dr. Washingt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1" calcext:value-type="float">
            <text:p>34577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2" calcext:value-type="float">
            <text:p>34920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1" calcext:value-type="float">
            <text:p>113801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7" calcext:value-type="float">
            <text:p>34746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9" calcext:value-type="float">
            <text:p>34707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achard, Mr. No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7735" calcext:value-type="float">
            <text:p>237735</text:p>
          </table:table-cell>
          <table:table-cell office:value-type="float" office:value="15.0458" calcext:value-type="float">
            <text:p>15.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2" calcext:value-type="float">
            <text:p>31509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arthy, Miss. Catherine Kat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3" calcext:value-type="float">
            <text:p>38312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Mrs. Edward Gifford (Catherine Elizabeth Halstead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. Hudson Joshua Creigh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s, Mr. Charles Melville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1" calcext:value-type="float">
            <text:p>31509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float" office:value="7.575" calcext:value-type="float">
            <text:p>7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364" calcext:value-type="float">
            <text:p>3683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s. John Stuart (Ella Holmes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ncer, Mr. William Augustu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4" calcext:value-type="float">
            <text:p>2800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8" calcext:value-type="float">
            <text:p>35040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5" calcext:value-type="float">
            <text:p>34707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korian, Mr. Ne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sson, Mr. Isra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8" calcext:value-type="float">
            <text:p>2443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0" calcext:value-type="float">
            <text:p>11379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Ruth Elizabet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shine, Mr. George (Mr George Thorne")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4" calcext:value-type="float">
            <text:p>2368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les, Mr. William Crother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s. Said (Waika Mary" Mowad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9" calcext:value-type="float">
            <text:p>34922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uire, Mr. John Edw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9" calcext:value-type="float">
            <text:p>1104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0" calcext:value-type="float">
            <text:p>24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5" calcext:value-type="float">
            <text:p>267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3" calcext:value-type="float">
            <text:p>350403</text:p>
          </table:table-cell>
          <table:table-cell office:value-type="float" office:value="7.5792" calcext:value-type="float">
            <text:p>7.5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eza, Mrs. James Warburton Martinez (Charlotte Wardle Drake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5" calcext:value-type="float">
            <text:p>348125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0" calcext:value-type="float">
            <text:p>2376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6" calcext:value-type="float">
            <text:p>24872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field, Mrs. Leo David (Blanche Strouse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iss. Elizabeth Gladys Millvina""</text:p>
          </table:table-cell>
          <table:table-cell office:value-type="string" calcext:value-type="string">
            <text:p>female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n, Mr. Henry Forb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4" calcext:value-type="float">
            <text:p>1130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rs. John Murray (Caroline Lane Lamson)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402" calcext:value-type="float">
            <text:p>3684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3" calcext:value-type="float">
            <text:p>31508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er, Mrs. George Achilles (Dorothy Annan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ihivouri, Miss. Susanna Juhantytar Sanni"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3" calcext:value-type="float">
            <text:p>28133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on, Miss. Helen Ali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may, Mr. Joseph Bruc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6" calcext:value-type="float">
            <text:p>2487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Mrs. Washington (Ruth Vidaver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2" calcext:value-type="float">
            <text:p>31515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tterill, Mr. Henry Harry"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7" calcext:value-type="float">
            <text:p>29107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kins, Mr. William Edw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6713" calcext:value-type="float">
            <text:p>3667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0" calcext:value-type="float">
            <text:p>33091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eler, Mr. Edwin Frederick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float" office:value="12.875" calcext:value-type="float">
            <text:p>12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1" calcext:value-type="float">
            <text:p>34991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46" calcext:value-type="float">
            <text:p>244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8" calcext:value-type="float">
            <text:p>36485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ne, Mr. Vivian Ponsonb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s, Mrs. Ernest H (Elizabeth Lindsey Jame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s. Lucien Philip (Mary Eloise Hughes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109" calcext:value-type="float">
            <text:p>371109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licher-Stehli, Mrs. Maxmillian (Margaretha Emerentia Stehli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5" calcext:value-type="float">
            <text:p>34706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32" calcext:value-type="float">
            <text:p>213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nell, Miss. Caroli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enthal, Mr. Isaac Geral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65" calcext:value-type="float">
            <text:p>17765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rney, Mr. Alfred (Baron von Drachstedt")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float" office:value="13.8625" calcext:value-type="float">
            <text:p>13.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6" calcext:value-type="float">
            <text:p>286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George Dunt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rdan, Miss. Johanna Hannah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5" calcext:value-type="float">
            <text:p>334915</text:p>
          </table:table-cell>
          <table:table-cell office:value-type="float" office:value="7.7208" calcext:value-type="float">
            <text:p>7.7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7" calcext:value-type="float">
            <text:p>36523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Mrs. William Edward (Lillian E Thorpe)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6" calcext:value-type="float">
            <text:p>34708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 y Ocana, Dona. Fermi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9" calcext:value-type="float">
            <text:p>3593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17:35:53.623174247</dc:date>
    <meta:document-statistic meta:table-count="1" meta:cell-count="4614" meta:object-count="0"/>
    <meta:generator>LibreOffice/4.2.4.2$Linux_X86_64 LibreOffice_project/420m0$Build-2</meta:generator>
  </office:meta>
</office:document-meta>
</file>